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8ef84" officeooo:paragraph-rsid="0008ef84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8ef84" officeooo:paragraph-rsid="0008ef84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paragraph-rsid="00091987" fo:background-color="#1f1f1f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fo:background-color="#ffffff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font-size="10.5pt" officeooo:paragraph-rsid="000bf46f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08ef84" officeooo:paragraph-rsid="000bf46f" fo:background-color="#ffffff" style:font-size-asian="12.25pt" style:font-size-complex="14pt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fo:background-color="#ffffff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paragraph-rsid="000bf46f" fo:background-color="#ffffff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paragraph-rsid="000d981c" fo:background-color="#ffffff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1pt" fo:font-weight="normal" fo:background-color="#ffffff" style:font-size-asian="11pt" style:font-size-complex="11pt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1pt" fo:font-weight="normal" officeooo:paragraph-rsid="000bf46f" fo:background-color="#ffffff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4pt" officeooo:paragraph-rsid="00091987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008000" loext:opacity="100%" style:font-name="Droid Sans Mono" fo:font-size="11pt" fo:font-weight="normal" fo:background-color="#ffffff" style:font-size-asian="11pt" style:font-size-complex="11pt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a31515" loext:opacity="100%" style:font-name="Droid Sans Mono" fo:font-size="11pt" fo:font-weight="normal" fo:background-color="#ffffff" style:font-size-asian="11pt" style:font-size-complex="11pt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font-size="11pt" officeooo:rsid="000bf46f" officeooo:paragraph-rsid="000bf46f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ef84" style:font-size-asian="12.25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8f08c4" loext:opacity="100%"/>
    </style:style>
    <style:style style:name="T5" style:family="text">
      <style:text-properties fo:color="#1f377f" loext:opacity="100%"/>
    </style:style>
    <style:style style:name="T6" style:family="text">
      <style:text-properties fo:color="#e21f1f" loext:opacity="100%"/>
    </style:style>
    <style:style style:name="T7" style:family="text">
      <style:text-properties fo:color="#a31515" loext:opacity="100%"/>
    </style:style>
    <style:style style:name="T8" style:family="text">
      <style:text-properties fo:color="#a31515" loext:opacity="100%" style:font-name="Droid Sans Mono" fo:font-size="11pt" fo:font-weight="normal" officeooo:rsid="0008ef84" fo:background-color="#ffffff" loext:char-shading-value="0" style:font-size-asian="9.60000038146973pt" style:font-size-complex="11pt"/>
    </style:style>
    <style:style style:name="T9" style:family="text">
      <style:text-properties fo:color="#a31515" loext:opacity="100%" officeooo:rsid="000d981c"/>
    </style:style>
    <style:style style:name="T10" style:family="text">
      <style:text-properties fo:color="#74531f" loext:opacity="100%"/>
    </style:style>
    <style:style style:name="T11" style:family="text">
      <style:text-properties fo:color="#b776fb" loext:opacity="100%"/>
    </style:style>
    <style:style style:name="T12" style:family="text">
      <style:text-properties officeooo:rsid="0008ef84" style:font-size-asian="12.25pt" style:font-size-complex="14pt"/>
    </style:style>
    <style:style style:name="T13" style:family="text">
      <style:text-properties fo:color="#008000" loext:opacity="100%"/>
    </style:style>
    <style:style style:name="T14" style:family="text">
      <style:text-properties fo:color="#008000" loext:opacity="100%" style:font-name="Droid Sans Mono" fo:font-size="10.5pt" fo:font-weight="normal" fo:background-color="#ffffff" loext:char-shading-value="0" style:font-weight-asian="normal" style:font-weight-complex="normal"/>
    </style:style>
    <style:style style:name="T15" style:family="text">
      <style:text-properties fo:color="#008000" loext:opacity="100%" style:font-name="Droid Sans Mono" fo:font-weight="normal" officeooo:rsid="0008ef84" fo:background-color="#ffffff" loext:char-shading-value="0" style:font-size-asian="12.25pt" style:font-weight-asian="normal" style:font-size-complex="14pt" style:font-weight-complex="normal"/>
    </style:style>
    <style:style style:name="T16" style:family="text">
      <style:text-properties fo:color="#008000" loext:opacity="100%" style:font-name="Droid Sans Mono" fo:font-size="14pt" fo:font-weight="normal" officeooo:rsid="0008ef84" fo:background-color="#ffffff" loext:char-shading-value="0" style:font-size-asian="12.25pt" style:font-size-complex="14pt"/>
    </style:style>
    <style:style style:name="T17" style:family="text">
      <style:text-properties fo:color="#008000" loext:opacity="100%" style:font-name="Droid Sans Mono" fo:font-size="11pt" fo:font-weight="normal" officeooo:rsid="0008ef84" fo:background-color="#ffffff" loext:char-shading-value="0" style:font-size-asian="11pt" style:font-size-complex="11pt"/>
    </style:style>
    <style:style style:name="T18" style:family="text">
      <style:text-properties fo:color="#008000" loext:opacity="100%" style:font-name="Droid Sans Mono" fo:font-size="11pt" fo:font-weight="normal" officeooo:rsid="0008ef84" fo:background-color="#ffffff" loext:char-shading-value="0" style:font-size-asian="9.60000038146973pt" style:font-size-complex="11pt"/>
    </style:style>
    <style:style style:name="T19" style:family="text">
      <style:text-properties fo:color="#008000" loext:opacity="100%" officeooo:rsid="000d981c"/>
    </style:style>
    <style:style style:name="T20" style:family="text">
      <style:text-properties fo:color="#0000ff" loext:opacity="100%"/>
    </style:style>
    <style:style style:name="T21" style:family="text">
      <style:text-properties fo:color="#0000ff" loext:opacity="100%" style:font-name="Droid Sans Mono" fo:font-size="11pt" fo:font-weight="normal" officeooo:rsid="0008ef84" fo:background-color="#ffffff" loext:char-shading-value="0" style:font-size-asian="9.60000038146973pt" style:font-size-complex="11pt"/>
    </style:style>
    <style:style style:name="T22" style:family="text">
      <style:text-properties fo:color="#0000ff" loext:opacity="100%" fo:font-size="11pt" officeooo:rsid="0008ef84" style:font-size-asian="9.60000038146973pt" style:font-size-complex="11pt"/>
    </style:style>
    <style:style style:name="T23" style:family="text">
      <style:text-properties fo:color="#000000" loext:opacity="100%" style:font-name="Droid Sans Mono" fo:font-weight="normal" fo:background-color="#ffffff" loext:char-shading-value="0"/>
    </style:style>
    <style:style style:name="T24" style:family="text">
      <style:text-properties fo:color="#000000" loext:opacity="100%" style:font-name="Droid Sans Mono" fo:font-weight="normal" officeooo:rsid="0008ef84" fo:background-color="#ffffff" loext:char-shading-value="0"/>
    </style:style>
    <style:style style:name="T25" style:family="text">
      <style:text-properties fo:color="#000000" loext:opacity="100%" style:font-name="Droid Sans Mono" fo:font-size="14pt" fo:font-weight="normal" officeooo:rsid="0008ef84" fo:background-color="#ffffff" loext:char-shading-value="0" style:font-size-asian="12.25pt" style:font-size-complex="14pt"/>
    </style:style>
    <style:style style:name="T26" style:family="text">
      <style:text-properties fo:color="#000000" loext:opacity="100%" style:font-name="Droid Sans Mono" fo:font-size="11pt" fo:font-weight="normal" officeooo:rsid="0008ef84" fo:background-color="#ffffff" loext:char-shading-value="0" style:font-size-asian="9.60000038146973pt" style:font-size-complex="11pt"/>
    </style:style>
    <style:style style:name="T27" style:family="text">
      <style:text-properties fo:color="#000000" loext:opacity="100%" fo:font-size="14pt" officeooo:rsid="0008ef84" style:font-size-asian="12.25pt" style:font-size-complex="14pt"/>
    </style:style>
    <style:style style:name="T28" style:family="text">
      <style:text-properties fo:color="#000000" loext:opacity="100%" officeooo:rsid="0008ef84"/>
    </style:style>
    <style:style style:name="T29" style:family="text">
      <style:text-properties fo:color="#808080" loext:opacity="100%"/>
    </style:style>
    <style:style style:name="T30" style:family="text">
      <style:text-properties fo:color="#811f3f" loext:opacity="100%"/>
    </style:style>
    <style:style style:name="T31" style:family="text">
      <style:text-properties fo:color="#098658" loext:opacity="100%"/>
    </style:style>
    <style:style style:name="T32" style:family="text">
      <style:text-properties fo:font-size="14pt" style:font-size-asian="12.25pt" style:font-size-complex="14pt"/>
    </style:style>
    <style:style style:name="T33" style:family="text">
      <style:text-properties fo:font-size="14pt" officeooo:rsid="0008ef84" style:font-size-asian="12.25pt" style:font-size-complex="14pt"/>
    </style:style>
    <style:style style:name="T34" style:family="text">
      <style:text-properties fo:font-size="14pt" fo:font-weight="bold" officeooo:rsid="0008ef84" style:font-size-asian="12.25pt" style:font-weight-asian="bold" style:font-size-complex="14pt" style:font-weight-complex="bold"/>
    </style:style>
    <style:style style:name="T35" style:family="text">
      <style:text-properties fo:font-size="14pt" fo:font-weight="normal" officeooo:rsid="0008ef84" style:font-size-asian="12.25pt" style:font-weight-asian="normal" style:font-size-complex="14pt" style:font-weight-complex="normal"/>
    </style:style>
    <style:style style:name="T36" style:family="text">
      <style:text-properties fo:font-size="11pt" style:font-size-asian="9.60000038146973pt" style:font-size-complex="11pt"/>
    </style:style>
    <style:style style:name="T37" style:family="text">
      <style:text-properties fo:font-size="11pt" officeooo:rsid="0008ef84" style:font-size-asian="9.60000038146973pt" style:font-size-complex="11pt"/>
    </style:style>
    <style:style style:name="T38" style:family="text">
      <style:text-properties fo:font-size="11pt" officeooo:rsid="000bf46f" style:font-size-asian="9.60000038146973pt" style:font-size-complex="11pt"/>
    </style:style>
    <style:style style:name="T39" style:family="text">
      <style:text-properties fo:color="#800000" loext:opacity="100%" fo:font-size="11pt" officeooo:rsid="0008ef84" style:font-size-asian="9.60000038146973pt" style:font-size-complex="11pt"/>
    </style:style>
    <style:style style:name="T40" style:family="text">
      <style:text-properties fo:color="#ff0000" loext:opacity="100%" fo:font-size="11pt" officeooo:rsid="0008ef84" style:font-size-asian="9.60000038146973pt" style:font-size-complex="11pt"/>
    </style:style>
    <style:style style:name="T41" style:family="text">
      <style:text-properties officeooo:rsid="0008ef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УДИТ БЕЗОПАСНОСТИ</text:p>
      <text:p text:style-name="P2"/>
      <text:p text:style-name="P12"><text:span text:style-name="T2">XSS</text:span><text:span text:style-name="T12"> – на бэкенде валидуются введённые пользователем данные, любые html теги удаляются.</text:span></text:p>
      <text:p text:style-name="P3"/>
      <text:p text:style-name="P13"><text:span text:style-name="T28">// Валидация биографии</text:span></text:p>
      <text:p text:style-name="P4"><text:span text:style-name="T20">if</text:span> (!<text:span text:style-name="T29">formData</text:span>.biography || </text:p>
      <text:p text:style-name="P4">!(<text:span text:style-name="T30">/</text:span><text:span text:style-name="T20">^</text:span><text:span text:style-name="T30">[А-Яа-яЁёa-zA-Z\.,\s]</text:span>+<text:span text:style-name="T20">$</text:span><text:span text:style-name="T30">/</text:span>.test(<text:span text:style-name="T29">formData</text:span>.biography)) || </text:p>
      <text:p text:style-name="P4"><text:span text:style-name="T29">formData</text:span>.biography.length &gt; <text:span text:style-name="T31">150</text:span></text:p>
      <text:p text:style-name="P4">) {</text:p>
      <text:p text:style-name="P4"><text:span text:style-name="T20">this</text:span>.setCookie(<text:span text:style-name="T7">'biographyError'</text:span>, <text:span text:style-name="T7">'true'</text:span>);</text:p>
      <text:p text:style-name="P4">validValues = <text:span text:style-name="T20">false</text:span>;</text:p>
      <text:p text:style-name="P4">} <text:span text:style-name="T20">else</text:span> {</text:p>
      <text:p text:style-name="P4"><text:span text:style-name="T20">this</text:span>.setCookie(<text:span text:style-name="T7">'biographyError'</text:span>, <text:span text:style-name="T7">''</text:span>, -<text:span text:style-name="T31">1</text:span>);</text:p>
      <text:p text:style-name="P5"><text:span text:style-name="T23">}</text:span><text:span text:style-name="T33"><text:line-break/><text:line-break/></text:span><text:span text:style-name="T34">Information Disclosure </text:span><text:span text:style-name="T33">– при каких-либо ошибках пользователю не выводится код ошибки, в конфигурации Apache закрыт доступ ко всем папкам кроме тех, которые необходимы для отображения страницы.<text:line-break/><text:line-break/></text:span><text:span text:style-name="T26">RewriteRule </text:span><text:span text:style-name="T8">"node_modules"</text:span><text:span text:style-name="T26"> - [L,</text:span><text:span text:style-name="T21">R</text:span><text:span text:style-name="T26">=404]</text:span></text:p>
      <text:p text:style-name="P4">RewriteRule <text:span text:style-name="T7">"requires"</text:span> - [L,<text:span text:style-name="T20">R</text:span>=404]</text:p>
      <text:p text:style-name="P4">RewriteRule <text:span text:style-name="T7">"sql.sql"</text:span> - [L,<text:span text:style-name="T20">R</text:span>=404]</text:p>
      <text:p text:style-name="P4">RewriteRule <text:span text:style-name="T7">"auth.txt"</text:span> - [L,<text:span text:style-name="T20">R</text:span>=404]</text:p>
      <text:p text:style-name="P5"><text:span text:style-name="T33"><text:line-break/></text:span><text:span text:style-name="T34">SQL Injection</text:span><text:span text:style-name="T33"> – на бэкенде используются подготовленные запросы в БД, а не конкатенация строк.<text:line-break/><text:line-break/></text:span><text:span text:style-name="T17">// Вставка основных данных пользователя в users</text:span></text:p>
      <text:p text:style-name="P10"><text:span text:style-name="T20">const</text:span> sqlUsers = <text:span text:style-name="T7">`</text:span></text:p>
      <text:p text:style-name="P14">INSERT IGNORE INTO users </text:p>
      <text:p text:style-name="P14">(fullName, phoneNumber, emailAddress, birthDate, sex, biography) </text:p>
      <text:p text:style-name="P14">values (?, ?, ?, ?, ?, ?)</text:p>
      <text:p text:style-name="P10"><text:span text:style-name="T7">`</text:span>;</text:p>
      <text:p text:style-name="P10"><text:span text:style-name="T20">const</text:span> users = [</text:p>
      <text:p text:style-name="P10">postData.fullName, postData.phoneNumber, postData.emailAddress, postData.birthDate, postData.sex, postData.biography,</text:p>
      <text:p text:style-name="P10">];</text:p>
      <text:p text:style-name="P10"><text:span text:style-name="T20">let</text:span> result;</text:p>
      <text:p text:style-name="P10"><text:span text:style-name="T20">try</text:span> {</text:p>
      <text:p text:style-name="P10">result = <text:span text:style-name="T20">await</text:span> con.execute(sqlUsers, users);</text:p>
      <text:p text:style-name="P10">} <text:span text:style-name="T20">catch</text:span> (err) {</text:p>
      <text:p text:style-name="P10">showDBError(con, err);</text:p>
      <text:p text:style-name="P10"><text:span text:style-name="T20">return</text:span>;</text:p>
      <text:p text:style-name="P11">}</text:p>
      <text:p text:style-name="P11"/>
      <text:p text:style-name="P5"><text:soft-page-break/><text:span text:style-name="T34">CSRF </text:span><text:span text:style-name="T33">– при загрузке страницы в HTML выдаётся JWT, который обновляется при каждом запросе и действует 5 минут.</text:span></text:p>
      <text:p text:style-name="P5"><text:span text:style-name="T33"/></text:p>
      <text:p text:style-name="P15"><text:span text:style-name="T41">H</text:span>TML:</text:p>
      <text:p text:style-name="P15"/>
      <text:p text:style-name="P8"><text:span text:style-name="T39">&lt;meta</text:span><text:span text:style-name="T37"> </text:span><text:span text:style-name="T40">name</text:span><text:span text:style-name="T37">=</text:span><text:span text:style-name="T22">"token"</text:span><text:span text:style-name="T37"> </text:span><text:span text:style-name="T40">content</text:span><text:span text:style-name="T37">=</text:span><text:span text:style-name="T22">"$jwt$"</text:span><text:span text:style-name="T39">&gt;</text:span></text:p>
      <text:p text:style-name="P5"><text:span text:style-name="T37"><text:line-break/></text:span><text:span text:style-name="T38">Backend:</text:span></text:p>
      <text:p text:style-name="P5"><text:span text:style-name="T37"><text:line-break/></text:span><text:span text:style-name="T18">// Добавляем JWT на 5 минут</text:span></text:p>
      <text:p text:style-name="P4"><text:span text:style-name="T20">let</text:span> adminJwt = myjwt.createJWT(</text:p>
      <text:p text:style-name="P4">{}, </text:p>
      <text:p text:style-name="P4"><text:span text:style-name="T7">'qOH+n+EowSAa0YIppUIwoaETtUjt/K0hprcNt1Jnup8='</text:span>, </text:p>
      <text:p text:style-name="P4"><text:span text:style-name="T31">60</text:span> * <text:span text:style-name="T31">5</text:span></text:p>
      <text:p text:style-name="P4">);</text:p>
      <text:p text:style-name="P4">base = html.insertData(base, {jwt: adminJwt});<text:line-break/><text:line-break/><text:span text:style-name="T13">// Если нет JWT или он не валидный - возвращаем 403 </text:span><text:span text:style-name="T19">Forbidden</text:span></text:p>
      <text:p text:style-name="P9"><text:span text:style-name="T20">if</text:span> (!adminJwt || !myjwt.isValideJWT(decodedJwt, <text:span text:style-name="T7">'qOH+n+EowSAa0YIppUIwoaETtUjt/K0hprcNt1Jnup8='</text:span>)) {</text:p>
      <text:p text:style-name="P4">deleteResponse.deleted = <text:span text:style-name="T7">'false'</text:span>;</text:p>
      <text:p text:style-name="P4">console.log(<text:span text:style-name="T7">'Status: 40</text:span><text:span text:style-name="T9">3:</text:span><text:span text:style-name="T7"> </text:span><text:span text:style-name="T9">Forbidden’</text:span>);</text:p>
      <text:p text:style-name="P4">console.log(<text:span text:style-name="T7">'Content-Type: application/json\n'</text:span>);</text:p>
      <text:p text:style-name="P4">con.end();</text:p>
      <text:p text:style-name="P4"><text:span text:style-name="T20">return</text:span>;</text:p>
      <text:p text:style-name="P4">}</text:p>
      <text:p text:style-name="P5"><text:span text:style-name="T33"><text:line-break/></text:span><text:span text:style-name="T34">Upload –</text:span><text:span text:style-name="T35"> на сайте отсутствует возможность загрузки файлов, поэтому этой уязвимости нет.<text:line-break/><text:line-break/></text:span><text:span text:style-name="T34">Include –</text:span><text:span text:style-name="T35"> на сайте есть роутинг, который перенаправляет пользователя, сравнивая параметры ссылки с возможными вариантами, а не перенаправляет напрямую на введённый файл.<text:line-break/><text:line-break/></text:span><text:span text:style-name="T15">// Перенаправление на /admin/</text:span></text:p>
      <text:p text:style-name="P8"><text:span text:style-name="T4">if</text:span> (<text:span text:style-name="T5">params</text:span>.query === <text:span text:style-name="T6">'</text:span><text:span text:style-name="T7">admin</text:span><text:span text:style-name="T6">'</text:span>) {</text:p>
      <text:p text:style-name="P8"><text:span text:style-name="T5">console</text:span>.<text:span text:style-name="T10">log</text:span>(<text:span text:style-name="T6">'</text:span><text:span text:style-name="T7">Location: /web-backend/6/admin</text:span><text:span text:style-name="T11">\n</text:span><text:span text:style-name="T6">'</text:span>);</text:p>
      <text:p text:style-name="P8"><text:span text:style-name="T4">return</text:span>;</text:p>
      <text:p text:style-name="P6"><text:span text:style-name="T3">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08:55:51.155949274</meta:creation-date>
    <meta:print-date>2025-04-29T11:55:36.503957883</meta:print-date>
    <meta:printed-by>PDF files</meta:printed-by>
    <dc:date>2025-04-29T11:55:40.001758921</dc:date>
    <meta:editing-duration>PT24M31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54" meta:word-count="266" meta:character-count="2206" meta:non-whitespace-character-count="1972"/>
  </office:meta>
</office:document-meta>
</file>